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E0000010A571C66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672in" svg:y="0.0728in" svg:width="2.7925in" svg:height="1.8661in" draw:z-index="0"><draw:image xlink:href="Pictures/100002010000018E0000010A571C6659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672in" svg:y="0.0728in" svg:width="2.7925in" svg:height="1.8661in" draw:z-index="1"><draw:image xlink:href="Pictures/100002010000018E0000010A571C665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672in" svg:y="0.0728in" svg:width="2.7925in" svg:height="1.8661in" draw:z-index="2"><draw:image xlink:href="Pictures/100002010000018E0000010A571C665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672in" svg:y="0.0728in" svg:width="2.7925in" svg:height="1.8661in" draw:z-index="3"><draw:image xlink:href="Pictures/100002010000018E0000010A571C665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672in" svg:y="0.0728in" svg:width="2.7925in" svg:height="1.8661in" draw:z-index="4"><draw:image xlink:href="Pictures/100002010000018E0000010A571C665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672in" svg:y="0.0728in" svg:width="2.7925in" svg:height="1.8661in" draw:z-index="5"><draw:image xlink:href="Pictures/100002010000018E0000010A571C6659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672in" svg:y="0.0728in" svg:width="2.7925in" svg:height="1.8661in" draw:z-index="6"><draw:image xlink:href="Pictures/100002010000018E0000010A571C665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672in" svg:y="0.0728in" svg:width="2.7925in" svg:height="1.8661in" draw:z-index="7"><draw:image xlink:href="Pictures/100002010000018E0000010A571C665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672in" svg:y="0.0728in" svg:width="2.7925in" svg:height="1.8661in" draw:z-index="8"><draw:image xlink:href="Pictures/100002010000018E0000010A571C665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672in" svg:y="0.0728in" svg:width="2.7925in" svg:height="1.8661in" draw:z-index="9"><draw:image xlink:href="Pictures/100002010000018E0000010A571C6659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7-08-25T05:47:53.146000000</dc:date>
    <meta:editing-cycles>33</meta:editing-cycles>
    <dc:subject>Avery Dennison Template</dc:subject>
    <dc:title>Avery Dennison Template</dc:title>
    <meta:editing-duration>P3DT17H21M32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